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69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 office:value-type="date" office:date-value="2021-04-30" calcext:value-type="date">
            <text:p>30.04.21</text:p>
          </table:table-cell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stellen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2" calcext:value-type="float">
            <text:p>10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2" calcext:value-type="float">
            <text:p>4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1" calcext:value-type="float">
            <text:p>21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20:52:34.1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33</meta:editing-cycles>
    <meta:editing-duration>PT2H23M21S</meta:editing-duration>
    <dc:date>2021-04-29T20:56:56.269000000</dc:date>
    <meta:document-statistic meta:table-count="1" meta:cell-count="697" meta:object-count="0"/>
  </office:meta>
</office:document-meta>
</file>